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4"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6"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3.0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4.84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6"/>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6"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5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5"/>
        <table:table-column table:style-name="co11" table:default-cell-style-name="ce36"/>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264in" table:end-y="0.2094in" draw:z-index="7" draw:style-name="gr2" svg:width="0.1776in" svg:height="0.2087in" svg:x="0.8413in" svg:y="0.3118in">
              <text:p/>
              <draw:object xlink:href="./Object 8" xlink:type="simple" xlink:show="embed" xlink:actuate="onLoad"/>
              <draw:image xlink:href="./ObjectReplacements/Object 8" xlink:type="simple" xlink:show="embed" xlink:actuate="onLoad"/>
            </draw:frame>
            <draw:frame table:end-cell-address="symbols.E13" table:end-x="0.148in" table:end-y="0.2094in" draw:z-index="9" draw:style-name="gr2" svg:width="0.1992in" svg:height="0.2087in" svg:x="0.841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4"/>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0">00/00/0000</text:date>, <text:time style:data-style-name="N2" text:time-value="08:42:11.4751948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10T12:10:09.944888972</dc:date>
    <meta:editing-duration>P54DT13H54M10S</meta:editing-duration>
    <meta:editing-cycles>2397</meta:editing-cycles>
    <meta:generator>LibreOffice/4.2.8.2$Linux_x86 LibreOffice_project/420m0$Build-2</meta:generator>
    <meta:document-statistic meta:table-count="3" meta:cell-count="446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